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55c6b" officeooo:paragraph-rsid="00155c6b"/>
    </style:style>
    <style:style style:name="P2" style:family="paragraph" style:parent-style-name="Standard">
      <style:text-properties officeooo:rsid="00155c6b" officeooo:paragraph-rsid="001f5182"/>
    </style:style>
    <style:style style:name="P3" style:family="paragraph" style:parent-style-name="Standard">
      <style:text-properties officeooo:rsid="00155c6b" officeooo:paragraph-rsid="00235f78"/>
    </style:style>
    <style:style style:name="P4" style:family="paragraph" style:parent-style-name="Standard">
      <style:text-properties officeooo:rsid="00155c6b" officeooo:paragraph-rsid="0028523e"/>
    </style:style>
    <style:style style:name="P5" style:family="paragraph" style:parent-style-name="Standard">
      <style:text-properties officeooo:rsid="00155c6b" officeooo:paragraph-rsid="002e084b"/>
    </style:style>
    <style:style style:name="P6" style:family="paragraph" style:parent-style-name="Standard">
      <style:text-properties fo:font-weight="bold" officeooo:rsid="00155c6b" officeooo:paragraph-rsid="00155c6b" style:font-weight-asian="bold" style:font-weight-complex="bold"/>
    </style:style>
    <style:style style:name="P7" style:family="paragraph" style:parent-style-name="Standard">
      <style:text-properties fo:font-weight="bold" officeooo:rsid="00155c6b" officeooo:paragraph-rsid="0028523e" style:font-weight-asian="bold" style:font-weight-complex="bold"/>
    </style:style>
    <style:style style:name="P8" style:family="paragraph" style:parent-style-name="Standard">
      <style:text-properties fo:font-weight="bold" officeooo:rsid="00155c6b" officeooo:paragraph-rsid="0026ecd6" style:font-weight-asian="bold" style:font-weight-complex="bold"/>
    </style:style>
    <style:style style:name="P9" style:family="paragraph" style:parent-style-name="Standard">
      <style:text-properties fo:font-weight="bold" officeooo:rsid="00155c6b" officeooo:paragraph-rsid="002e084b" style:font-weight-asian="bold" style:font-weight-complex="bold"/>
    </style:style>
    <style:style style:name="P10" style:family="paragraph" style:parent-style-name="Standard">
      <style:text-properties fo:font-weight="bold" officeooo:rsid="00220f01" officeooo:paragraph-rsid="002b3c59" style:font-weight-asian="bold" style:font-weight-complex="bold"/>
    </style:style>
    <style:style style:name="P11" style:family="paragraph" style:parent-style-name="Standard">
      <style:text-properties fo:font-weight="bold" officeooo:rsid="00220f01" officeooo:paragraph-rsid="00220f01" style:font-weight-asian="bold" style:font-weight-complex="bold"/>
    </style:style>
    <style:style style:name="P12" style:family="paragraph" style:parent-style-name="Standard">
      <style:text-properties fo:font-weight="bold" officeooo:rsid="001ead8f" officeooo:paragraph-rsid="001f5182" style:font-weight-asian="bold" style:font-weight-complex="bold"/>
    </style:style>
    <style:style style:name="P13" style:family="paragraph" style:parent-style-name="Standard">
      <style:text-properties fo:font-weight="bold" officeooo:rsid="001ead8f" officeooo:paragraph-rsid="001ead8f" style:font-weight-asian="bold" style:font-weight-complex="bold"/>
    </style:style>
    <style:style style:name="P14" style:family="paragraph" style:parent-style-name="Standard">
      <style:text-properties fo:font-weight="bold" officeooo:rsid="001ead8f" officeooo:paragraph-rsid="0028523e" style:font-weight-asian="bold" style:font-weight-complex="bold"/>
    </style:style>
    <style:style style:name="P15" style:family="paragraph" style:parent-style-name="Standard">
      <style:text-properties fo:font-weight="bold" officeooo:rsid="002bd11e" officeooo:paragraph-rsid="002bd11e" style:font-weight-asian="bold" style:font-weight-complex="bold"/>
    </style:style>
    <style:style style:name="P16" style:family="paragraph" style:parent-style-name="Standard">
      <style:text-properties fo:font-weight="bold" officeooo:rsid="002cebb1" officeooo:paragraph-rsid="002cebb1" style:font-weight-asian="bold" style:font-weight-complex="bold"/>
    </style:style>
    <style:style style:name="P17" style:family="paragraph" style:parent-style-name="Standard">
      <style:text-properties fo:font-weight="bold" officeooo:rsid="002f92b6" officeooo:paragraph-rsid="002f92b6" style:font-weight-asian="bold" style:font-weight-complex="bold"/>
    </style:style>
    <style:style style:name="P18" style:family="paragraph" style:parent-style-name="Standard">
      <style:text-properties fo:font-weight="bold" officeooo:rsid="00317d9b" officeooo:paragraph-rsid="00317d9b" style:font-weight-asian="bold" style:font-weight-complex="bold"/>
    </style:style>
    <style:style style:name="P19" style:family="paragraph" style:parent-style-name="Standard">
      <style:text-properties fo:font-weight="bold" officeooo:rsid="0035d5a6" officeooo:paragraph-rsid="0035d5a6" style:font-weight-asian="bold" style:font-weight-complex="bold"/>
    </style:style>
    <style:style style:name="P20" style:family="paragraph" style:parent-style-name="Standard">
      <style:text-properties fo:font-weight="bold" officeooo:rsid="0038019f" officeooo:paragraph-rsid="0038019f" style:font-weight-asian="bold" style:font-weight-complex="bold"/>
    </style:style>
    <style:style style:name="P21" style:family="paragraph" style:parent-style-name="Standard">
      <style:text-properties fo:font-weight="bold" officeooo:rsid="003a3910" officeooo:paragraph-rsid="003a3910" style:font-weight-asian="bold" style:font-weight-complex="bold"/>
    </style:style>
    <style:style style:name="P22" style:family="paragraph" style:parent-style-name="Standard">
      <style:text-properties fo:font-weight="bold" officeooo:rsid="003d0696" officeooo:paragraph-rsid="003d0696" style:font-weight-asian="bold" style:font-weight-complex="bold"/>
    </style:style>
    <style:style style:name="P23" style:family="paragraph" style:parent-style-name="Standard">
      <style:text-properties fo:font-weight="bold" officeooo:rsid="00458090" officeooo:paragraph-rsid="00458090" style:font-weight-asian="bold" style:font-weight-complex="bold"/>
    </style:style>
    <style:style style:name="P24" style:family="paragraph" style:parent-style-name="Standard">
      <style:text-properties fo:font-weight="bold" officeooo:rsid="00495f77" officeooo:paragraph-rsid="00495f77" style:font-weight-asian="bold" style:font-weight-complex="bold"/>
    </style:style>
    <style:style style:name="P25" style:family="paragraph" style:parent-style-name="Standard">
      <style:text-properties fo:font-weight="bold" officeooo:rsid="004d25b0" officeooo:paragraph-rsid="0055bd0e" style:font-weight-asian="bold" style:font-weight-complex="bold"/>
    </style:style>
    <style:style style:name="P26" style:family="paragraph" style:parent-style-name="Standard">
      <style:text-properties fo:font-weight="bold" officeooo:rsid="00544cfd" officeooo:paragraph-rsid="00544cfd" style:font-weight-asian="bold" style:font-weight-complex="bold"/>
    </style:style>
    <style:style style:name="P27" style:family="paragraph" style:parent-style-name="Standard">
      <style:text-properties officeooo:rsid="001ead8f" officeooo:paragraph-rsid="001ead8f"/>
    </style:style>
    <style:style style:name="P28" style:family="paragraph" style:parent-style-name="Standard">
      <style:text-properties officeooo:rsid="001ead8f" officeooo:paragraph-rsid="001f5182"/>
    </style:style>
    <style:style style:name="P29" style:family="paragraph" style:parent-style-name="Standard">
      <style:text-properties officeooo:rsid="001ead8f" officeooo:paragraph-rsid="002b3c59"/>
    </style:style>
    <style:style style:name="P30" style:family="paragraph" style:parent-style-name="Standard">
      <style:text-properties officeooo:rsid="00220f01" officeooo:paragraph-rsid="00220f01"/>
    </style:style>
    <style:style style:name="P31" style:family="paragraph" style:parent-style-name="Standard">
      <style:text-properties fo:font-weight="normal" officeooo:rsid="00155c6b" officeooo:paragraph-rsid="0026ecd6" style:font-weight-asian="normal" style:font-weight-complex="normal"/>
    </style:style>
    <style:style style:name="P32" style:family="paragraph" style:parent-style-name="Standard">
      <style:text-properties fo:font-weight="normal" officeooo:rsid="00155c6b" officeooo:paragraph-rsid="002bd11e" style:font-weight-asian="normal" style:font-weight-complex="normal"/>
    </style:style>
    <style:style style:name="P33" style:family="paragraph" style:parent-style-name="Standard">
      <style:text-properties fo:font-weight="normal" officeooo:rsid="00155c6b" officeooo:paragraph-rsid="002e084b" style:font-weight-asian="normal" style:font-weight-complex="normal"/>
    </style:style>
    <style:style style:name="P34" style:family="paragraph" style:parent-style-name="Standard">
      <style:text-properties fo:font-weight="normal" officeooo:rsid="002bd11e" officeooo:paragraph-rsid="002bd11e" style:font-weight-asian="normal" style:font-weight-complex="normal"/>
    </style:style>
    <style:style style:name="P35" style:family="paragraph" style:parent-style-name="Standard">
      <style:text-properties fo:font-weight="normal" officeooo:rsid="002bd11e" officeooo:paragraph-rsid="002cebb1" style:font-weight-asian="normal" style:font-weight-complex="normal"/>
    </style:style>
    <style:style style:name="P36" style:family="paragraph" style:parent-style-name="Standard">
      <style:text-properties fo:font-weight="normal" officeooo:rsid="002cebb1" officeooo:paragraph-rsid="002cebb1" style:font-weight-asian="normal" style:font-weight-complex="normal"/>
    </style:style>
    <style:style style:name="P37" style:family="paragraph" style:parent-style-name="Standard">
      <style:text-properties fo:font-weight="normal" officeooo:rsid="002f92b6" officeooo:paragraph-rsid="002f92b6" style:font-weight-asian="normal" style:font-weight-complex="normal"/>
    </style:style>
    <style:style style:name="P38" style:family="paragraph" style:parent-style-name="Standard">
      <style:text-properties fo:font-weight="normal" officeooo:rsid="00317d9b" officeooo:paragraph-rsid="00317d9b" style:font-weight-asian="normal" style:font-weight-complex="normal"/>
    </style:style>
    <style:style style:name="P39" style:family="paragraph" style:parent-style-name="Standard">
      <style:text-properties fo:font-weight="normal" officeooo:rsid="003d0696" officeooo:paragraph-rsid="003d0696" style:font-weight-asian="normal" style:font-weight-complex="normal"/>
    </style:style>
    <style:style style:name="P40" style:family="paragraph" style:parent-style-name="Standard">
      <style:text-properties fo:font-weight="normal" officeooo:rsid="00458090" officeooo:paragraph-rsid="00458090" style:font-weight-asian="normal" style:font-weight-complex="normal"/>
    </style:style>
    <style:style style:name="P41" style:family="paragraph" style:parent-style-name="Standard">
      <style:text-properties fo:font-weight="normal" officeooo:rsid="00495f77" officeooo:paragraph-rsid="00495f77" style:font-weight-asian="normal" style:font-weight-complex="normal"/>
    </style:style>
    <style:style style:name="P42" style:family="paragraph" style:parent-style-name="Standard">
      <style:text-properties style:font-name="Tlwg Typist" fo:font-size="9pt" fo:font-weight="bold" officeooo:rsid="002f92b6" officeooo:paragraph-rsid="003447f6" style:font-size-asian="9pt" style:font-weight-asian="bold" style:font-size-complex="9pt" style:font-weight-complex="bold"/>
    </style:style>
    <style:style style:name="P43" style:family="paragraph" style:parent-style-name="Standard">
      <style:text-properties style:font-name="Tlwg Typist" fo:font-size="9pt" fo:font-weight="bold" officeooo:rsid="003a3910" officeooo:paragraph-rsid="003be1f4" style:font-size-asian="9pt" style:font-weight-asian="bold" style:font-size-complex="9pt" style:font-weight-complex="bold"/>
    </style:style>
    <style:style style:name="P44" style:family="paragraph" style:parent-style-name="Standard">
      <style:text-properties style:font-name="Tlwg Typist" fo:font-size="9pt" fo:font-weight="normal" officeooo:rsid="00317d9b" officeooo:paragraph-rsid="003447f6" style:font-size-asian="9pt" style:font-weight-asian="normal" style:font-size-complex="9pt" style:font-weight-complex="normal"/>
    </style:style>
    <style:style style:name="P45" style:family="paragraph" style:parent-style-name="Standard">
      <style:text-properties style:font-name="Tlwg Typist" fo:font-size="9pt" fo:font-weight="normal" officeooo:rsid="002f92b6" officeooo:paragraph-rsid="003447f6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Tlwg Typist" fo:font-size="9pt" fo:font-weight="normal" officeooo:rsid="003a3910" officeooo:paragraph-rsid="003be1f4" style:font-size-asian="9pt" style:font-weight-asian="normal" style:font-size-complex="9pt" style:font-weight-complex="normal"/>
    </style:style>
    <style:style style:name="P47" style:family="paragraph" style:parent-style-name="Standard">
      <style:text-properties fo:font-size="9pt" fo:font-weight="normal" officeooo:rsid="00317d9b" officeooo:paragraph-rsid="00317d9b" style:font-size-asian="9pt" style:font-weight-asian="normal" style:font-size-complex="9pt" style:font-weight-complex="normal"/>
    </style:style>
    <style:style style:name="P48" style:family="paragraph" style:parent-style-name="Standard">
      <style:text-properties officeooo:rsid="0038019f" officeooo:paragraph-rsid="0038019f"/>
    </style:style>
    <style:style style:name="P49" style:family="paragraph" style:parent-style-name="Standard">
      <style:text-properties officeooo:rsid="003a3910" officeooo:paragraph-rsid="003a3910"/>
    </style:style>
    <style:style style:name="P50" style:family="paragraph" style:parent-style-name="Table_20_Contents">
      <style:text-properties style:font-name="Tlwg Typist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Tlwg Typist" fo:font-size="9pt" style:font-size-asian="9pt" style:font-size-complex="9pt"/>
    </style:style>
    <style:style style:name="P52" style:family="paragraph" style:parent-style-name="Table_20_Contents">
      <style:text-properties style:font-name="Tlwg Typist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font-name="Tlwg Typist" fo:font-size="9pt" fo:font-weight="normal" officeooo:rsid="00317d9b" officeooo:paragraph-rsid="003447f6" style:font-size-asian="9pt" style:font-weight-asian="normal" style:font-size-complex="9pt" style:font-weight-complex="normal"/>
    </style:style>
    <style:style style:name="P54" style:family="paragraph" style:parent-style-name="Standard">
      <style:text-properties officeooo:rsid="00155c6b" officeooo:paragraph-rsid="00155c6b"/>
    </style:style>
    <style:style style:name="P55" style:family="paragraph" style:parent-style-name="Standard">
      <style:text-properties officeooo:rsid="005c9aad" officeooo:paragraph-rsid="005c9aad"/>
    </style:style>
    <style:style style:name="P56" style:family="paragraph" style:parent-style-name="Standard">
      <style:text-properties officeooo:rsid="005cbbb3" officeooo:paragraph-rsid="005cbbb3"/>
    </style:style>
    <style:style style:name="P57" style:family="paragraph" style:parent-style-name="Standard">
      <style:text-properties officeooo:rsid="00220f01" officeooo:paragraph-rsid="005d1686"/>
    </style:style>
    <style:style style:name="P58" style:family="paragraph" style:parent-style-name="Standard">
      <style:text-properties officeooo:rsid="005d1686" officeooo:paragraph-rsid="00220f01"/>
    </style:style>
    <style:style style:name="P59" style:family="paragraph" style:parent-style-name="Standard">
      <style:text-properties officeooo:rsid="005d1686" officeooo:paragraph-rsid="005d1686"/>
    </style:style>
    <style:style style:name="P60" style:family="paragraph" style:parent-style-name="Standard">
      <style:text-properties fo:font-weight="bold" officeooo:rsid="005f9089" officeooo:paragraph-rsid="005f9089" style:font-weight-asian="bold" style:font-weight-complex="bold"/>
    </style:style>
    <style:style style:name="P61" style:family="paragraph" style:parent-style-name="Standard">
      <style:text-properties fo:font-weight="bold" officeooo:rsid="00495f77" officeooo:paragraph-rsid="00495f77" style:font-weight-asian="bold" style:font-weight-complex="bold"/>
    </style:style>
    <style:style style:name="P62" style:family="paragraph" style:parent-style-name="Standard">
      <style:text-properties fo:font-weight="bold" officeooo:rsid="006742d8" officeooo:paragraph-rsid="006742d8" style:font-weight-asian="bold" style:font-weight-complex="bold"/>
    </style:style>
    <style:style style:name="P63" style:family="paragraph" style:parent-style-name="Standard">
      <style:text-properties fo:font-weight="bold" officeooo:rsid="006849f3" officeooo:paragraph-rsid="006849f3" style:font-weight-asian="bold" style:font-weight-complex="bold"/>
    </style:style>
    <style:style style:name="P64" style:family="paragraph" style:parent-style-name="Standard">
      <style:text-properties fo:font-weight="bold" officeooo:rsid="0069d309" officeooo:paragraph-rsid="0069d309" style:font-weight-asian="bold" style:font-weight-complex="bold"/>
    </style:style>
    <style:style style:name="P65" style:family="paragraph" style:parent-style-name="Standard">
      <style:text-properties fo:font-weight="bold" officeooo:rsid="006bf903" officeooo:paragraph-rsid="006bf903" style:font-weight-asian="bold" style:font-weight-complex="bold"/>
    </style:style>
    <style:style style:name="P66" style:family="paragraph" style:parent-style-name="Standard">
      <style:text-properties fo:font-weight="bold" officeooo:rsid="006ce350" officeooo:paragraph-rsid="006ce350" style:font-weight-asian="bold" style:font-weight-complex="bold"/>
    </style:style>
    <style:style style:name="P67" style:family="paragraph" style:parent-style-name="Standard">
      <style:text-properties fo:font-weight="bold" officeooo:rsid="006f9faa" officeooo:paragraph-rsid="006f9faa" style:font-weight-asian="bold" style:font-weight-complex="bold"/>
    </style:style>
    <style:style style:name="P68" style:family="paragraph" style:parent-style-name="Standard">
      <style:text-properties fo:font-weight="normal" officeooo:rsid="00495f77" officeooo:paragraph-rsid="00495f77" style:font-weight-asian="normal" style:font-weight-complex="normal"/>
    </style:style>
    <style:style style:name="P69" style:family="paragraph" style:parent-style-name="Standard">
      <style:text-properties fo:font-weight="normal" officeooo:rsid="0069d309" officeooo:paragraph-rsid="0069d309" style:font-weight-asian="normal" style:font-weight-complex="normal"/>
    </style:style>
    <style:style style:name="P70" style:family="paragraph" style:parent-style-name="Standard">
      <style:text-properties fo:font-weight="normal" officeooo:rsid="006f9faa" officeooo:paragraph-rsid="006f9faa" style:font-weight-asian="normal" style:font-weight-complex="normal"/>
    </style:style>
    <style:style style:name="P71" style:family="paragraph" style:parent-style-name="Table_20_Contents">
      <style:text-properties style:font-name="Tlwg Typist" fo:font-size="9pt" style:font-size-asian="9pt" style:font-size-complex="9pt"/>
    </style:style>
    <style:style style:name="P72" style:family="paragraph" style:parent-style-name="Table_20_Contents">
      <style:text-properties style:font-name="Tlwg Typist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159563"/>
    </style:style>
    <style:style style:name="T2" style:family="text">
      <style:text-properties officeooo:rsid="0017b111"/>
    </style:style>
    <style:style style:name="T3" style:family="text">
      <style:text-properties officeooo:rsid="00184a58"/>
    </style:style>
    <style:style style:name="T4" style:family="text">
      <style:text-properties officeooo:rsid="0018fced"/>
    </style:style>
    <style:style style:name="T5" style:family="text">
      <style:text-properties officeooo:rsid="001a67f0"/>
    </style:style>
    <style:style style:name="T6" style:family="text">
      <style:text-properties officeooo:rsid="001c3fcb"/>
    </style:style>
    <style:style style:name="T7" style:family="text">
      <style:text-properties officeooo:rsid="001cbf64"/>
    </style:style>
    <style:style style:name="T8" style:family="text">
      <style:text-properties officeooo:rsid="001cfb49"/>
    </style:style>
    <style:style style:name="T9" style:family="text">
      <style:text-properties officeooo:rsid="001ead8f"/>
    </style:style>
    <style:style style:name="T10" style:family="text">
      <style:text-properties officeooo:rsid="001f5182"/>
    </style:style>
    <style:style style:name="T11" style:family="text">
      <style:text-properties officeooo:rsid="00220f01"/>
    </style:style>
    <style:style style:name="T12" style:family="text">
      <style:text-properties officeooo:rsid="00235f78"/>
    </style:style>
    <style:style style:name="T13" style:family="text">
      <style:text-properties officeooo:rsid="0023fb53"/>
    </style:style>
    <style:style style:name="T14" style:family="text">
      <style:text-properties officeooo:rsid="0028523e"/>
    </style:style>
    <style:style style:name="T15" style:family="text">
      <style:text-properties officeooo:rsid="002a1867"/>
    </style:style>
    <style:style style:name="T16" style:family="text">
      <style:text-properties officeooo:rsid="002b3c5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5f9089" style:font-weight-asian="bold" style:font-weight-complex="bold"/>
    </style:style>
    <style:style style:name="T19" style:family="text">
      <style:text-properties fo:font-weight="bold" officeooo:rsid="0062c7e0" style:font-weight-asian="bold" style:font-weight-complex="bold"/>
    </style:style>
    <style:style style:name="T20" style:family="text">
      <style:text-properties fo:font-weight="bold" officeooo:rsid="00645625" style:font-weight-asian="bold" style:font-weight-complex="bold"/>
    </style:style>
    <style:style style:name="T21" style:family="text">
      <style:text-properties fo:font-weight="bold" officeooo:rsid="00657cd5" style:font-weight-asian="bold" style:font-weight-complex="bold"/>
    </style:style>
    <style:style style:name="T22" style:family="text">
      <style:text-properties officeooo:rsid="002bd11e"/>
    </style:style>
    <style:style style:name="T23" style:family="text">
      <style:text-properties officeooo:rsid="002cebb1"/>
    </style:style>
    <style:style style:name="T24" style:family="text">
      <style:text-properties officeooo:rsid="002e084b"/>
    </style:style>
    <style:style style:name="T25" style:family="text">
      <style:text-properties officeooo:rsid="002f92b6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5f9089" style:font-weight-asian="normal" style:font-weight-complex="normal"/>
    </style:style>
    <style:style style:name="T28" style:family="text">
      <style:text-properties officeooo:rsid="00317d9b"/>
    </style:style>
    <style:style style:name="T29" style:family="text">
      <style:text-properties officeooo:rsid="0035d5a6"/>
    </style:style>
    <style:style style:name="T30" style:family="text">
      <style:text-properties officeooo:rsid="0038019f"/>
    </style:style>
    <style:style style:name="T31" style:family="text">
      <style:text-properties officeooo:rsid="003a3910"/>
    </style:style>
    <style:style style:name="T32" style:family="text">
      <style:text-properties officeooo:rsid="003d0696"/>
    </style:style>
    <style:style style:name="T33" style:family="text">
      <style:text-properties officeooo:rsid="003e8896"/>
    </style:style>
    <style:style style:name="T34" style:family="text">
      <style:text-properties officeooo:rsid="0044b01d"/>
    </style:style>
    <style:style style:name="T35" style:family="text">
      <style:text-properties officeooo:rsid="0044df57"/>
    </style:style>
    <style:style style:name="T36" style:family="text">
      <style:text-properties officeooo:rsid="00470cf9"/>
    </style:style>
    <style:style style:name="T37" style:family="text">
      <style:text-properties officeooo:rsid="0047872f"/>
    </style:style>
    <style:style style:name="T38" style:family="text">
      <style:text-properties officeooo:rsid="004d25b0"/>
    </style:style>
    <style:style style:name="T39" style:family="text">
      <style:text-properties officeooo:rsid="00544cfd"/>
    </style:style>
    <style:style style:name="T40" style:family="text">
      <style:text-properties officeooo:rsid="00545349"/>
    </style:style>
    <style:style style:name="T41" style:family="text">
      <style:text-properties officeooo:rsid="0055bd0e"/>
    </style:style>
    <style:style style:name="T42" style:family="text">
      <style:text-properties officeooo:rsid="005819ed"/>
    </style:style>
    <style:style style:name="T43" style:family="text">
      <style:text-properties officeooo:rsid="0058b015"/>
    </style:style>
    <style:style style:name="T44" style:family="text">
      <style:text-properties style:font-name="Tlwg Typist" fo:font-size="9pt" style:font-size-asian="9pt" style:font-size-complex="9pt"/>
    </style:style>
    <style:style style:name="T45" style:family="text">
      <style:text-properties style:font-name="DejaVu Sans" fo:font-size="9pt" style:font-size-asian="9pt" style:font-size-complex="9pt"/>
    </style:style>
    <style:style style:name="T46" style:family="text">
      <style:text-properties style:font-name="DejaVu Sans" fo:font-size="9pt" officeooo:rsid="005f405c" style:font-size-asian="9pt" style:font-size-complex="9pt"/>
    </style:style>
    <style:style style:name="T47" style:family="text">
      <style:text-properties officeooo:rsid="005f9089"/>
    </style:style>
    <style:style style:name="T48" style:family="text">
      <style:text-properties officeooo:rsid="005ffc1d"/>
    </style:style>
    <style:style style:name="T49" style:family="text">
      <style:text-properties officeooo:rsid="00657cd5"/>
    </style:style>
    <style:style style:name="T50" style:family="text">
      <style:text-properties officeooo:rsid="006b1c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- TRABALHANDO COM CONTAINER<text:span text:style-name="T1">S</text:span></text:p>
      <text:p text:style-name="P1"/>
      <text:p text:style-name="P1">- Para listar todos os containers em execu<text:span text:style-name="T1">ç</text:span>ão:</text:p>
      <text:p text:style-name="P6">$ docker ps</text:p>
      <text:p text:style-name="P1"/>
      <table:table table:name="Tabela11" table:style-name="Tabela11">
        <table:table-column table:style-name="Tabela11.A"/>
        <table:table-row table:style-name="TableLine93845274840064">
          <table:table-cell table:style-name="Tabela11.A1" office:value-type="string">
            <text:p text:style-name="P51">fabricio@notebook-lg:~/GitHub/Docker-Help/Apostila$ <text:span text:style-name="T17">docker ps</text:span></text:p>
            <text:p text:style-name="P51">CONTAINER ID <text:s text:c="2"/>IMAGE <text:s text:c="4"/>COMMAND <text:s text:c="2"/>CREATED <text:s text:c="2"/>STATUS <text:s text:c="3"/>PORTS <text:s text:c="4"/>NAMES</text:p>
            <text:p text:style-name="P51">fabricio@notebook-lg:~/GitHub/Docker-Help/Apostila$</text:p>
          </table:table-cell>
        </table:table-row>
      </table:table>
      <text:p text:style-name="P1"/>
      <text:p text:style-name="P1">- Para listar todos os containers em execu<text:span text:style-name="T1">ç</text:span>ão ou não:</text:p>
      <text:p text:style-name="P6">$ docker ps -a</text:p>
      <text:p text:style-name="P1"/>
      <table:table table:name="Tabela12" table:style-name="Tabela12">
        <table:table-column table:style-name="Tabela12.A"/>
        <table:table-row table:style-name="TableLine93845240449472">
          <table:table-cell table:style-name="Tabela12.A1" office:value-type="string">
            <text:p text:style-name="P51">fabricio@notebook-lg:~/GitHub/Docker-Help/Apostila$ <text:span text:style-name="T17">docker ps -a</text:span></text:p>
            <text:p text:style-name="P51">CONTAINER ID <text:s text:c="2"/>IMAGE <text:s text:c="9"/>COMMAND <text:s text:c="6"/>CREATED <text:s text:c="7"/>STATUS <text:s text:c="19"/>PORTS <text:s text:c="4"/>NAMES</text:p>
            <text:p text:style-name="P51">62a19bf4dfff <text:s text:c="2"/>alpine <text:s text:c="8"/>"/bin/sh" <text:s text:c="4"/>40 hours ago <text:s text:c="2"/>Exited (0) 40 hours ago <text:s text:c="12"/>webhost</text:p>
            <text:p text:style-name="P51">581647ff3cff <text:s text:c="2"/>ubuntu:14.04 <text:s text:c="2"/>"/bin/bash" <text:s text:c="2"/>3 days ago <text:s text:c="4"/>Exited (0) 40 hours ago <text:s text:c="12"/>meu_ubuntu</text:p>
            <text:p text:style-name="P51">fabricio@notebook-lg:~/GitHub/Docker-Help/Apostila$ </text:p>
          </table:table-cell>
        </table:table-row>
      </table:table>
      <text:p text:style-name="P1"/>
      <text:p text:style-name="P55">Os números em hexadecimal “<text:span text:style-name="T44">62a19bf4dfff” e “581647ff3cff”</text:span><text:span text:style-name="T45">, são os “ids” dos containers, neste exemplo, possuem 2 containers. Um com a imagem do “alpine” </text:span><text:span text:style-name="T46">com o nome “webhost” </text:span><text:span text:style-name="T45">e o outro com a imagem do “ubuntu versão 14.04” </text:span><text:span text:style-name="T46">com o nome “meu_ubuntu”</text:span><text:span text:style-name="T45">.</text:span></text:p>
      <text:p text:style-name="P55"><text:span text:style-name="T45"/></text:p>
      <text:p text:style-name="P1">- <text:span text:style-name="T3">Baixando e executando</text:span> o primeiro exemplo de container (hello-world):</text:p>
      <text:p text:style-name="P6"><text:span text:style-name="T2">$ </text:span>docker run hello-world</text:p>
      <text:p text:style-name="P1"/>
      <table:table table:name="Tabela13" table:style-name="Tabela13">
        <table:table-column table:style-name="Tabela13.A"/>
        <table:table-row table:style-name="TableLine93845316630672">
          <table:table-cell table:style-name="Tabela13.A1" office:value-type="string">
            <text:p text:style-name="P51">fabricio@notebook-lg:~/GitHub/Docker-Help/Apostila$ <text:span text:style-name="T17">docker run hello-world</text:span></text:p>
            <text:p text:style-name="P51"/>
            <text:p text:style-name="P51">Hello from Docker!</text:p>
            <text:p text:style-name="P51">This message shows that your installation appears to be working correctly.</text:p>
            <text:p text:style-name="P51"/>
            <text:p text:style-name="P51">To generate this message, Docker took the following steps:</text:p>
            <text:p text:style-name="P51"><text:s/>1. The Docker client contacted the Docker daemon.</text:p>
            <text:p text:style-name="P51"><text:s/>2. The Docker daemon pulled the "hello-world" image from the Docker Hub.</text:p>
            <text:p text:style-name="P51"><text:s text:c="4"/>(amd64)</text:p>
            <text:p text:style-name="P51"><text:s/>3. The Docker daemon created a new container from that image which runs the</text:p>
            <text:p text:style-name="P51"><text:s text:c="4"/>executable that produces the output you are currently reading.</text:p>
            <text:p text:style-name="P51"><text:s/>4. The Docker daemon streamed that output to the Docker client, which sent it</text:p>
            <text:p text:style-name="P51"><text:s text:c="4"/>to your terminal.</text:p>
            <text:p text:style-name="P51"/>
            <text:p text:style-name="P51">To try something more ambitious, you can run an Ubuntu container with:</text:p>
            <text:p text:style-name="P51"><text:s/>$ docker run -it ubuntu bash</text:p>
            <text:p text:style-name="P51"/>
            <text:p text:style-name="P51">Share images, automate workflows, and more with a free Docker ID:</text:p>
            <text:p text:style-name="P51"><text:s/>https://hub.docker.com/</text:p>
            <text:p text:style-name="P51"/>
            <text:p text:style-name="P51">For more examples and ideas, visit:</text:p>
            <text:p text:style-name="P51"><text:s/>https://docs.docker.com/get-started/</text:p>
            <text:p text:style-name="P51"/>
            <text:p text:style-name="P51">fabricio@notebook-lg:~/GitHub/Docker-Help/Apostila$ </text:p>
          </table:table-cell>
        </table:table-row>
      </table:table>
      <text:p text:style-name="P1"/>
      <text:p text:style-name="P56">Após as seguintes mensagens, o container é “morto”</text:p>
      <text:p text:style-name="P1"/>
      <text:p text:style-name="P1">- <text:span text:style-name="T4">Baixando e executando o container do ubuntu </text:span><text:span text:style-name="T5">(última versão)</text:span><text:span text:style-name="T4">, </text:span>com o comando "-ti" <text:span text:style-name="T4">entraremos </text:span>no modo terminal <text:span text:style-name="T5">do container</text:span>:</text:p>
      <text:p text:style-name="P6"><text:soft-page-break/><text:span text:style-name="T5">$</text:span> docker run -ti ubuntu /bin/bash</text:p>
      <text:p text:style-name="P1"/>
      <text:p text:style-name="P1">- <text:span text:style-name="T6">P</text:span>ara sair finalizando o container: <text:span text:style-name="T17">"Ctrl+d"</text:span><text:span text:style-name="T26"> </text:span><text:span text:style-name="T27">ou digite </text:span><text:span text:style-name="T18">“exit”</text:span></text:p>
      <text:p text:style-name="P1"/>
      <text:p text:style-name="P1">- <text:span text:style-name="T6">P</text:span>ara sair do container sem finali<text:span text:style-name="T47">z</text:span>ar: <text:span text:style-name="T17">"Ctrl+p+q"</text:span></text:p>
      <text:p text:style-name="P1"/>
      <text:p text:style-name="P1">- <text:span text:style-name="T47">Baixando e executando o container do alpine </text:span><text:span text:style-name="T48">(última versão)</text:span><text:span text:style-name="T47">:</text:span></text:p>
      <text:p text:style-name="P60">$ docker run -ti alpine sh</text:p>
      <text:p text:style-name="P1"/>
      <text:p text:style-name="P4">- <text:span text:style-name="T9">Para pa</text:span><text:span text:style-name="T14">usar</text:span><text:span text:style-name="T9"> a execução do container:</text:span></text:p>
      <text:p text:style-name="P14">$ docker <text:span text:style-name="T14">pause</text:span> “id ou nome do container”</text:p>
      <text:p text:style-name="P1"/>
      <text:p text:style-name="P1">- <text:span text:style-name="T9">Para parar a execução do container:</text:span></text:p>
      <text:p text:style-name="P13">$ docker stop “id ou nome do container”</text:p>
      <text:p text:style-name="P27"/>
      <text:p text:style-name="P2">- <text:span text:style-name="T9">Para </text:span><text:span text:style-name="T10">continuar</text:span><text:span text:style-name="T9"> a execução do container:</text:span></text:p>
      <text:p text:style-name="P12">$ docker st<text:span text:style-name="T10">art</text:span> “id ou nome do container”</text:p>
      <text:p text:style-name="P28"/>
      <text:p text:style-name="P4">- <text:span text:style-name="T7">P</text:span>ara voltar <text:span text:style-name="T15">para dentro d</text:span>o container:</text:p>
      <text:p text:style-name="P7"><text:span text:style-name="T8">$</text:span> docker attach "id <text:span text:style-name="T9">ou nome </text:span>do container"</text:p>
      <text:p text:style-name="P28"/>
      <text:p text:style-name="P28">- <text:span text:style-name="T11">Para parar um container em execussão e exclui-lo:</text:span></text:p>
      <text:p text:style-name="P11">$ docker rm -f “id ou nome do container”</text:p>
      <text:p text:style-name="P30"/>
      <text:p text:style-name="P29">- <text:span text:style-name="T11">Para </text:span><text:span text:style-name="T16">excluir um container sem estar em</text:span><text:span text:style-name="T11"> execussão:</text:span></text:p>
      <text:p text:style-name="P10">$ docker rm “id ou nome do container”</text:p>
      <text:p text:style-name="P58"/>
      <text:p text:style-name="P59">Exemplo, vamos apagar o container hello-world:</text:p>
      <text:p text:style-name="P59"/>
      <table:table table:name="Tabela14" table:style-name="Tabela14">
        <table:table-column table:style-name="Tabela14.A"/>
        <table:table-row table:style-name="TableLine93845316349776">
          <table:table-cell table:style-name="Tabela14.A1" office:value-type="string">
            <text:p text:style-name="P51">fabricio@notebook-lg:~/GitHub/Docker-Help/Apostila$ <text:span text:style-name="T17">docker ps -a</text:span></text:p>
            <text:p text:style-name="P51">CONTAINER ID <text:s text:c="2"/>IMAGE <text:s text:c="9"/>COMMAND <text:s text:c="6"/>CREATED <text:s text:c="8"/>STATUS <text:s text:c="20"/>PORTS <text:s text:c="4"/>NAMES</text:p>
            <text:p text:style-name="P51"><text:span text:style-name="T17">05c3959b7fc2</text:span> <text:s text:c="2"/>hello-world <text:s text:c="3"/>"/hello" <text:s text:c="5"/>2 minutes ago <text:s text:c="2"/>Exited (0) 2 minutes ago <text:s text:c="12"/>quirky_einstein</text:p>
            <text:p text:style-name="P51">fabricio@notebook-lg:~/GitHub/Docker-Help/Apostila$ <text:span text:style-name="T17">docker rm 05c3959b7fc2</text:span></text:p>
            <text:p text:style-name="P50">05c3959b7fc2</text:p>
            <text:p text:style-name="P51">fabricio@notebook-lg:~/GitHub/Docker-Help/Apostila$</text:p>
          </table:table-cell>
        </table:table-row>
      </table:table>
      <text:p text:style-name="P57"/>
      <text:p text:style-name="P3">- <text:span text:style-name="T4">Baixando e executando o container do ubuntu </text:span><text:span text:style-name="T5">versão</text:span><text:span text:style-name="T12">14.04</text:span><text:span text:style-name="T4">, </text:span><text:span text:style-name="T12">dando</text:span> <text:span text:style-name="T12">um nome específico ao container e</text:span> <text:span text:style-name="T4">entra</text:span><text:span text:style-name="T12">ndo</text:span><text:span text:style-name="T4"> </text:span>no modo terminal:</text:p>
      <text:p text:style-name="P8"><text:span text:style-name="T5">$</text:span> docker run -ti --<text:span text:style-name="T13">name meu_ubuntu </text:span>ubuntu:<text:span text:style-name="T13">14.04</text:span> /bin/bash</text:p>
      <text:p text:style-name="P8"/>
      <text:p text:style-name="P31">- <text:span text:style-name="T22">Para verificar os “ids” dos containers em execução:</text:span></text:p>
      <text:p text:style-name="P15">$ docker ps -q</text:p>
      <text:p text:style-name="P34"/>
      <text:p text:style-name="P32">- <text:span text:style-name="T22">Para verificar os “ids” de todos os containers em execução:</text:span></text:p>
      <text:p text:style-name="P15">$ docker ps -aq</text:p>
      <text:p text:style-name="P15"/>
      <text:p text:style-name="P34">- <text:span text:style-name="T23">Para parar todos os containers de uma vez só:</text:span></text:p>
      <text:p text:style-name="P16">$ docker stop $(docker ps -q)</text:p>
      <text:p text:style-name="P36"/>
      <text:p text:style-name="P35">- <text:span text:style-name="T23">Para executar todos os containers de uma vez só:</text:span></text:p>
      <text:p text:style-name="P16">$ docker start $(docker ps -aq)</text:p>
      <text:p text:style-name="P36"><text:soft-page-break/></text:p>
      <text:p text:style-name="P36"/>
      <text:p text:style-name="P9">- TRABALHANDO COM <text:span text:style-name="T24">REDES</text:span></text:p>
      <text:p text:style-name="P5"/>
      <text:p text:style-name="P5">- <text:span text:style-name="T30">Para verificar quais opções posso trabalhar com o docker:</text:span></text:p>
      <text:p text:style-name="P5"/>
      <text:p text:style-name="P20">$ docker network --help</text:p>
      <text:p text:style-name="P48"/>
      <table:table table:name="Tabela4" table:style-name="Tabela4">
        <table:table-column table:style-name="Tabela4.A"/>
        <table:table-row table:style-name="TableLine93845237769920">
          <table:table-cell table:style-name="Tabela4.A1" office:value-type="string">
            <text:p text:style-name="P50"><text:span text:style-name="T26">fabricio@notebook-lg:~/GitHub/Docker-Help$ </text:span>docker network --help</text:p>
            <text:p text:style-name="P52"/>
            <text:p text:style-name="P52">Usage: <text:s/>docker network COMMAND</text:p>
            <text:p text:style-name="P52"/>
            <text:p text:style-name="P52">Manage networks</text:p>
            <text:p text:style-name="P52"/>
            <text:p text:style-name="P52">Commands:</text:p>
            <text:p text:style-name="P52"><text:s text:c="2"/>connect <text:s text:c="4"/>Connect a container to a network</text:p>
            <text:p text:style-name="P52"><text:s text:c="2"/>create <text:s text:c="5"/>Create a network</text:p>
            <text:p text:style-name="P52"><text:s text:c="2"/>disconnect <text:s/>Disconnect a container from a network</text:p>
            <text:p text:style-name="P52"><text:s text:c="2"/>inspect <text:s text:c="4"/>Display detailed information on one or more networks</text:p>
            <text:p text:style-name="P52"><text:s text:c="2"/>ls <text:s text:c="9"/>List networks</text:p>
            <text:p text:style-name="P52"><text:s text:c="2"/>prune <text:s text:c="6"/>Remove all unused networks</text:p>
            <text:p text:style-name="P52"><text:s text:c="2"/>rm <text:s text:c="9"/>Remove one or more networks</text:p>
            <text:p text:style-name="P52"/>
            <text:p text:style-name="P52">Run 'docker network COMMAND --help' for more information on a command.</text:p>
            <text:p text:style-name="P52">fabricio@notebook-lg:~/GitHub/Docker-Help$ </text:p>
          </table:table-cell>
        </table:table-row>
      </table:table>
      <text:p text:style-name="P48"/>
      <text:p text:style-name="P5"/>
      <text:p text:style-name="P5">- <text:span text:style-name="T31">Podemos também, saber mais informações sobre o comando específico (exemplo “create”):</text:span></text:p>
      <text:p text:style-name="P5"/>
      <text:p text:style-name="P21">$ docker network create --help</text:p>
      <text:p text:style-name="P49"/>
      <table:table table:name="Tabela5" table:style-name="Tabela5">
        <table:table-column table:style-name="Tabela5.A"/>
        <table:table-row table:style-name="TableLine93845237772544">
          <table:table-cell table:style-name="Tabela5.A1" office:value-type="string">
            <text:p text:style-name="P43"><text:span text:style-name="T26">fabricio@notebook-lg:~/GitHub/Docker-Help$ </text:span>docker network create --help</text:p>
            <text:p text:style-name="P46"/>
            <text:p text:style-name="P46">Usage: <text:s/>docker network create [OPTIONS] NETWORK</text:p>
            <text:p text:style-name="P46"/>
            <text:p text:style-name="P46">Create a network</text:p>
            <text:p text:style-name="P46"/>
            <text:p text:style-name="P46">Options:</text:p>
            <text:p text:style-name="P46"><text:s text:c="6"/>--attachable <text:s text:c="10"/>Enable manual container attachment</text:p>
            <text:p text:style-name="P46"><text:s text:c="6"/>--aux-address map <text:s text:c="5"/>Auxiliary IPv4 or IPv6 addresses used by</text:p>
            <text:p text:style-name="P46"><text:s text:c="29"/>Network driver (default map[])</text:p>
            <text:p text:style-name="P46"><text:s text:c="6"/>--config-from string <text:s text:c="2"/>The network from which to copy the configuration</text:p>
            <text:p text:style-name="P46"><text:s text:c="6"/>--config-only <text:s text:c="9"/>Create a configuration only network</text:p>
            <text:p text:style-name="P46"><text:s text:c="2"/>-d, --driver string <text:s text:c="7"/>Driver to manage the Network (default "bridge")</text:p>
            <text:p text:style-name="P46"><text:s text:c="6"/>--gateway strings <text:s text:c="5"/>IPv4 or IPv6 Gateway for the master subnet</text:p>
            <text:p text:style-name="P46"><text:s text:c="6"/>--ingress <text:s text:c="13"/>Create swarm routing-mesh network</text:p>
            <text:p text:style-name="P46"><text:s text:c="6"/>--internal <text:s text:c="12"/>Restrict external access to the network</text:p>
            <text:p text:style-name="P46"><text:s text:c="6"/>--ip-range strings <text:s text:c="4"/>Allocate container ip from a sub-range</text:p>
            <text:p text:style-name="P46"><text:s text:c="6"/>--ipam-driver string <text:s text:c="2"/>IP Address Management Driver (default "default")</text:p>
            <text:p text:style-name="P46"><text:s text:c="6"/>--ipam-opt map <text:s text:c="8"/>Set IPAM driver specific options (default map[])</text:p>
            <text:p text:style-name="P46"><text:s text:c="6"/>--ipv6 <text:s text:c="16"/>Enable IPv6 networking</text:p>
            <text:p text:style-name="P46"><text:s text:c="6"/>--label list <text:s text:c="10"/>Set metadata on a network</text:p>
            <text:p text:style-name="P46"><text:s text:c="2"/>-o, --opt map <text:s text:c="13"/>Set driver specific options (default map[])</text:p>
            <text:p text:style-name="P46"><text:s text:c="6"/>--scope string <text:s text:c="8"/>Control the network's scope</text:p>
            <text:p text:style-name="P46"><text:s text:c="6"/>--subnet strings <text:s text:c="6"/>Subnet in CIDR format that represents a</text:p>
            <text:p text:style-name="P46"><text:s text:c="29"/>network segment</text:p>
            <text:p text:style-name="P46">fabricio@notebook-lg:~/GitHub/Docker-Help$ </text:p>
          </table:table-cell>
        </table:table-row>
      </table:table>
      <text:p text:style-name="P49"/>
      <text:p text:style-name="P5"/>
      <text:p text:style-name="P33">- Para listar t<text:span text:style-name="T25">odas as redes do docker</text:span>:</text:p>
      <text:p text:style-name="P17"><text:soft-page-break/></text:p>
      <text:p text:style-name="P17">$ docker network ls</text:p>
      <text:p text:style-name="P37"/>
      <table:table table:name="Tabela2" table:style-name="Tabela2">
        <table:table-column table:style-name="Tabela2.A"/>
        <table:table-row table:style-name="TableLine93845237788736">
          <table:table-cell table:style-name="Tabela2.A1" office:value-type="string">
            <text:p text:style-name="P42"><text:span text:style-name="T26">fabricio@notebook-lg:~/GitHub/Docker-Help$ </text:span>docker network ls</text:p>
            <text:p text:style-name="P45">NETWORK ID <text:s text:c="4"/>NAME <text:s text:c="7"/>DRIVER <text:s text:c="3"/>SCOPE</text:p>
            <text:p text:style-name="P45">e2aeae6ddeb3 <text:s text:c="2"/>bridge <text:s text:c="5"/>bridge <text:s text:c="3"/>local</text:p>
            <text:p text:style-name="P45">1404cd9dfe9e <text:s text:c="2"/>host <text:s text:c="7"/>host <text:s text:c="5"/>local</text:p>
            <text:p text:style-name="P45">f2eb7bb60c00 <text:s text:c="2"/>none <text:s text:c="7"/>null <text:s text:c="5"/>local</text:p>
            <text:p text:style-name="P45">2e0fc3474581 <text:s text:c="2"/>redelocal <text:s text:c="2"/>bridge <text:s text:c="3"/>local</text:p>
            <text:p text:style-name="P45">fabricio@notebook-lg:~/GitHub/Docker-Help$ </text:p>
          </table:table-cell>
        </table:table-row>
      </table:table>
      <text:p text:style-name="P37"/>
      <text:p text:style-name="P37"/>
      <text:p text:style-name="P37">- <text:span text:style-name="T28">Para saber as informações de uma rede (exemplo a rede “bridge”):</text:span></text:p>
      <text:p text:style-name="P18"/>
      <text:p text:style-name="P18">$ docker network inspect bridge</text:p>
      <text:p text:style-name="P38"/>
      <table:table table:name="Tabela1" table:style-name="Tabela1">
        <table:table-column table:style-name="Tabela1.A"/>
        <table:table-row table:style-name="TableLine93845237869568">
          <table:table-cell table:style-name="Tabela1.A1" office:value-type="string">
            <text:p text:style-name="P44">fabricio@notebook-lg:~/GitHub/Docker-Help$ <text:span text:style-name="T17">docker network inspect bridge</text:span></text:p>
            <text:p text:style-name="P44">[</text:p>
            <text:p text:style-name="P44"><text:s text:c="4"/>{</text:p>
            <text:p text:style-name="P44"><text:s text:c="8"/>"Name": "bridge",</text:p>
            <text:p text:style-name="P44"><text:s text:c="8"/>"Id": "e2aeae6ddeb3117d3da59ba14afa748934df88ac60b7ea4eb71d2590562f223a",</text:p>
            <text:p text:style-name="P44"><text:s text:c="8"/>"Created": "2021-10-14T21:01:59.460041387-03:00",</text:p>
            <text:p text:style-name="P44"><text:s text:c="8"/>"Scope": "local",</text:p>
            <text:p text:style-name="P44"><text:s text:c="8"/>"Driver": "bridge",</text:p>
            <text:p text:style-name="P44"><text:s text:c="8"/>"EnableIPv6": false,</text:p>
            <text:p text:style-name="P44"><text:s text:c="8"/>"IPAM": {</text:p>
            <text:p text:style-name="P44"><text:s text:c="12"/>"Driver": "default",</text:p>
            <text:p text:style-name="P44"><text:s text:c="12"/>"Options": null,</text:p>
            <text:p text:style-name="P44"><text:s text:c="12"/>"Config": [</text:p>
            <text:p text:style-name="P44"><text:s text:c="16"/>{</text:p>
            <text:p text:style-name="P44"><text:s text:c="20"/>"Subnet": "172.17.0.0/16",</text:p>
            <text:p text:style-name="P44"><text:s text:c="20"/>"Gateway": "172.17.0.1"</text:p>
            <text:p text:style-name="P44"><text:s text:c="16"/>}</text:p>
            <text:p text:style-name="P44"><text:s text:c="12"/>]</text:p>
            <text:p text:style-name="P44"><text:s text:c="8"/>},</text:p>
            <text:p text:style-name="P44"><text:s text:c="8"/>"Internal": false,</text:p>
            <text:p text:style-name="P44"><text:s text:c="8"/>"Attachable": false,</text:p>
            <text:p text:style-name="P44"><text:s text:c="8"/>"Ingress": false,</text:p>
            <text:p text:style-name="P44"><text:s text:c="8"/>"ConfigFrom": {</text:p>
            <text:p text:style-name="P44"><text:s text:c="12"/>"Network": ""</text:p>
            <text:p text:style-name="P44"><text:s text:c="8"/>},</text:p>
            <text:p text:style-name="P44"><text:s text:c="8"/>"ConfigOnly": false,</text:p>
            <text:p text:style-name="P44"><text:s text:c="8"/>"Containers": {},</text:p>
            <text:p text:style-name="P44"><text:s text:c="8"/>"Options": {</text:p>
            <text:p text:style-name="P44"><text:s text:c="12"/>"com.docker.network.bridge.default_bridge": "true",</text:p>
            <text:p text:style-name="P44"><text:s text:c="12"/>"com.docker.network.bridge.enable_icc": "true",</text:p>
            <text:p text:style-name="P44"><text:s text:c="12"/>"com.docker.network.bridge.enable_ip_masquerade": "true",</text:p>
            <text:p text:style-name="P44"><text:s text:c="12"/>"com.docker.network.bridge.host_binding_ipv4": "0.0.0.0",</text:p>
            <text:p text:style-name="P44"><text:s text:c="12"/>"com.docker.network.bridge.name": "docker0",</text:p>
            <text:p text:style-name="P44"><text:s text:c="12"/>"com.docker.network.driver.mtu": "1500"</text:p>
            <text:p text:style-name="P44"><text:s text:c="8"/>},</text:p>
            <text:p text:style-name="P44"><text:s text:c="8"/>"Labels": {}</text:p>
            <text:p text:style-name="P44"><text:s text:c="4"/>}</text:p>
            <text:p text:style-name="P44">]</text:p>
            <text:p text:style-name="P44">fabricio@notebook-lg:~/GitHub/Docker-Help$ </text:p>
          </table:table-cell>
        </table:table-row>
      </table:table>
      <text:p text:style-name="P38"/>
      <text:p text:style-name="P38">- <text:span text:style-name="T29">Para criar uma nova rede (exemplo “nova_rede”):</text:span></text:p>
      <text:p text:style-name="P38"/>
      <text:p text:style-name="P19">$ docker network create nova_rede</text:p>
      <text:p text:style-name="P47"/>
      <table:table table:name="Tabela3" table:style-name="Tabela3">
        <table:table-column table:style-name="Tabela3.A"/>
        <text:soft-page-break/>
        <table:table-row table:style-name="TableLine93845237877856">
          <table:table-cell table:style-name="Tabela3.A1" office:value-type="string">
            <text:p text:style-name="P50"><text:span text:style-name="T26">fabricio@notebook-lg:~/GitHub/Docker-Help$ </text:span>docker network create nova_rede</text:p>
            <text:p text:style-name="P52">af738829bc6a88832611b5b4a48518a88e00f72a55420ea62bfaed14ccd47e6e</text:p>
            <text:p text:style-name="P52">fabricio@notebook-lg:~/GitHub/Docker-Help$ </text:p>
          </table:table-cell>
        </table:table-row>
      </table:table>
      <text:p text:style-name="P38"/>
      <text:p text:style-name="P38"/>
      <text:p text:style-name="P38">- <text:span text:style-name="T30">Para criar uma rede com um “range” diferente </text:span><text:span text:style-name="T32">(exemplo “minha_rede2”)</text:span><text:span text:style-name="T30">:</text:span></text:p>
      <text:p text:style-name="P38"/>
      <text:p text:style-name="P22">$ docker network create <text:span text:style-name="T33">minha_rede2 --subnet 192.168.134.0/24 --gateway 192.168.134.1</text:span></text:p>
      <text:p text:style-name="P39"/>
      <table:table table:name="Tabela6" table:style-name="Tabela6">
        <table:table-column table:style-name="Tabela6.A"/>
        <table:table-row table:style-name="TableLine93845237903776">
          <table:table-cell table:style-name="Tabela6.A1" office:value-type="string">
            <text:p text:style-name="P50"><text:span text:style-name="T26">fabricio@notebook-lg:~/GitHub/Docker-Help$ </text:span>docker network create minha_rede2 --subnet 192.168.134.0/24 --gateway 192.168.134.1</text:p>
            <text:p text:style-name="P52">6ce1d7c42a6124898b6930987e12ab120229cc9de0a35057c8a13b0f0c5c2672</text:p>
            <text:p text:style-name="P52">fabricio@notebook-lg:~/GitHub/Docker-Help$ </text:p>
          </table:table-cell>
        </table:table-row>
      </table:table>
      <text:p text:style-name="P39"/>
      <text:p text:style-name="P39"/>
      <text:p text:style-name="P39">- <text:span text:style-name="T41">Associando um container criado</text:span><text:span text:style-name="T38"> </text:span><text:span text:style-name="T42">e executando </text:span><text:span text:style-name="T38">a nova rede criada:</text:span></text:p>
      <text:p text:style-name="P39"/>
      <text:p text:style-name="P25">$ docker network connect <text:span text:style-name="T41">minha_rede2</text:span> <text:span text:style-name="T41">meu_ubuntu</text:span></text:p>
      <text:p text:style-name="P39"/>
      <table:table table:name="Tabela9" table:style-name="Tabela9">
        <table:table-column table:style-name="Tabela9.A"/>
        <table:table-row table:style-name="TableLine93845237914096">
          <table:table-cell table:style-name="Tabela9.A1" office:value-type="string">
            <text:p text:style-name="P52">fabricio@notebook-lg:~/GitHub/Docker-Help$ <text:span text:style-name="T17">docker network connect minha_rede2 meu_ubuntu</text:span></text:p>
            <text:p text:style-name="P52">fabricio@notebook-lg:~/GitHub/Docker-Help$ </text:p>
          </table:table-cell>
        </table:table-row>
      </table:table>
      <text:p text:style-name="P39"/>
      <text:p text:style-name="P39"/>
      <text:p text:style-name="P39">- <text:span text:style-name="T39">Para saber os containers </text:span><text:span text:style-name="T43">(em execução) </text:span><text:span text:style-name="T39">associados a rede:</text:span></text:p>
      <text:p text:style-name="P39"/>
      <text:p text:style-name="P26">$ docker network inspect <text:span text:style-name="T40">minha_rede2</text:span></text:p>
      <text:p text:style-name="P39"/>
      <table:table table:name="Tabela10" table:style-name="Tabela10">
        <table:table-column table:style-name="Tabela10.A"/>
        <table:table-row table:style-name="TableLine93845237740720">
          <table:table-cell table:style-name="Tabela10.A1" office:value-type="string">
            <text:p text:style-name="P52">fabricio@notebook-lg:~/GitHub/Docker-Help$ <text:span text:style-name="T17">docker network inspect minha_rede2</text:span></text:p>
            <text:p text:style-name="P52">[</text:p>
            <text:p text:style-name="P52"><text:s text:c="4"/>{</text:p>
            <text:p text:style-name="P52"><text:s text:c="8"/>"Name": "minha_rede2",</text:p>
            <text:p text:style-name="P52"><text:s text:c="8"/>"Id": "c4a068d87bbf2759b7218882f9b6cb4b067aa65cec3a1a30d2aabcbf924cc350",</text:p>
            <text:p text:style-name="P52"><text:s text:c="8"/>"Created": "2021-10-14T22:02:18.468161564-03:00",</text:p>
            <text:p text:style-name="P52"><text:s text:c="8"/>"Scope": "local",</text:p>
            <text:p text:style-name="P52"><text:s text:c="8"/>"Driver": "bridge",</text:p>
            <text:p text:style-name="P52"><text:s text:c="8"/>"EnableIPv6": false,</text:p>
            <text:p text:style-name="P52"><text:s text:c="8"/>"IPAM": {</text:p>
            <text:p text:style-name="P52"><text:s text:c="12"/>"Driver": "default",</text:p>
            <text:p text:style-name="P52"><text:s text:c="12"/>"Options": {},</text:p>
            <text:p text:style-name="P52"><text:s text:c="12"/>"Config": [</text:p>
            <text:p text:style-name="P52"><text:s text:c="16"/>{</text:p>
            <text:p text:style-name="P52"><text:s text:c="20"/>"Subnet": "192.168.134.0/24",</text:p>
            <text:p text:style-name="P52"><text:s text:c="20"/>"Gateway": "192.168.134.1"</text:p>
            <text:p text:style-name="P52"><text:s text:c="16"/>}</text:p>
            <text:p text:style-name="P52"><text:s text:c="12"/>]</text:p>
            <text:p text:style-name="P52"><text:s text:c="8"/>},</text:p>
            <text:p text:style-name="P52"><text:s text:c="8"/>"Internal": false,</text:p>
            <text:p text:style-name="P52"><text:s text:c="8"/>"Attachable": false,</text:p>
            <text:p text:style-name="P52"><text:s text:c="8"/>"Ingress": false,</text:p>
            <text:p text:style-name="P52"><text:s text:c="8"/>"ConfigFrom": {</text:p>
            <text:p text:style-name="P52"><text:s text:c="12"/>"Network": ""</text:p>
            <text:p text:style-name="P52"><text:s text:c="8"/>},</text:p>
            <text:p text:style-name="P52"><text:s text:c="8"/>"ConfigOnly": false,</text:p>
            <text:p text:style-name="P50"><text:s text:c="8"/>"Containers": {</text:p>
            <text:p text:style-name="P50"><text:s text:c="12"/>"581647ff3cffdabaea19af49fc7b801e77f04afe1dc3015cc76eea9a7c16f8f1": {</text:p>
            <text:p text:style-name="P50"><text:s text:c="16"/>"Name": "meu_ubuntu",</text:p>
            <text:p text:style-name="P52"><text:s text:c="16"/>"EndpointID": "07fab6120081095dcdcf2fd64fc82e0487fea138049f0716d146b8cd23f59fb5",</text:p>
            <text:p text:style-name="P52"><text:soft-page-break/><text:s text:c="16"/>"MacAddress": "02:42:c0:a8:86:02",</text:p>
            <text:p text:style-name="P52"><text:s text:c="16"/>"IPv4Address": "192.168.134.2/24",</text:p>
            <text:p text:style-name="P52"><text:s text:c="16"/>"IPv6Address": ""</text:p>
            <text:p text:style-name="P52"><text:s text:c="12"/>}</text:p>
            <text:p text:style-name="P52"><text:s text:c="8"/>},</text:p>
            <text:p text:style-name="P52"><text:s text:c="8"/>"Options": {},</text:p>
            <text:p text:style-name="P52"><text:s text:c="8"/>"Labels": {}</text:p>
            <text:p text:style-name="P52"><text:s text:c="4"/>}</text:p>
            <text:p text:style-name="P52">]</text:p>
            <text:p text:style-name="P52">fabricio@notebook-lg:~/GitHub/Docker-Help$ </text:p>
          </table:table-cell>
        </table:table-row>
      </table:table>
      <text:p text:style-name="P39"/>
      <text:p text:style-name="P39"/>
      <text:p text:style-name="P39">- <text:span text:style-name="T34">Para remover uma rede criada (exemplo “</text:span><text:span text:style-name="T35">nova</text:span><text:span text:style-name="T34">_rede”):</text:span></text:p>
      <text:p text:style-name="P39"/>
      <text:p text:style-name="P23">$ docker network rm nova_rede</text:p>
      <text:p text:style-name="P23"/>
      <table:table table:name="Tabela7" table:style-name="Tabela7">
        <table:table-column table:style-name="Tabela7.A"/>
        <table:table-row table:style-name="TableLine93845237929376">
          <table:table-cell table:style-name="Tabela7.A1" office:value-type="string">
            <text:p text:style-name="P51">fabricio@notebook-lg:~/GitHub/Docker-Help$ <text:span text:style-name="T17">docker network rm nova_rede</text:span></text:p>
            <text:p text:style-name="P51">nova_rede</text:p>
            <text:p text:style-name="P51">fabricio@notebook-lg:~/GitHub/Docker-Help$ </text:p>
          </table:table-cell>
        </table:table-row>
      </table:table>
      <text:p text:style-name="P40"/>
      <text:p text:style-name="P40">- <text:span text:style-name="T36">Para remover todas as redes </text:span><text:span text:style-name="T37">que não estão sendo utilizadas</text:span><text:span text:style-name="T36">:</text:span></text:p>
      <text:p text:style-name="P40"/>
      <text:p text:style-name="P24">$ docker network prune</text:p>
      <text:p text:style-name="P41"/>
      <table:table table:name="Tabela8" table:style-name="Tabela8">
        <table:table-column table:style-name="Tabela8.A"/>
        <table:table-row table:style-name="TableLine93845237956288">
          <table:table-cell table:style-name="Tabela8.A1" office:value-type="string">
            <text:p text:style-name="P51">fabricio@notebook-lg:~/GitHub/Docker-Help$ <text:span text:style-name="T17">docker network prune</text:span></text:p>
            <text:p text:style-name="P51">WARNING! This will remove all custom networks not used by at least one container.</text:p>
            <text:p text:style-name="P51">Are you sure you want to continue? [y/N] y</text:p>
            <text:p text:style-name="P51">Deleted Networks:</text:p>
            <text:p text:style-name="P51">redelocal</text:p>
            <text:p text:style-name="P51">minha_rede2</text:p>
            <text:p text:style-name="P51"/>
            <text:p text:style-name="P51">fabricio@notebook-lg:~/GitHub/Docker-Help$ </text:p>
          </table:table-cell>
        </table:table-row>
      </table:table>
      <text:p text:style-name="P41"/>
      <text:p text:style-name="P41"/>
      <text:p text:style-name="P70">Alguns parâmetros são importantes na criação de containers utilizando redes:</text:p>
      <text:p text:style-name="P70"/>
      <text:p text:style-name="P67">- Configuração de dns</text:p>
      <text:p text:style-name="P67"/>
      <text:p text:style-name="P70">Ex:</text:p>
      <text:p text:style-name="P70"># docker run -ti <text:span text:style-name="T17">--dns 8.8.8.8</text:span> debian</text:p>
      <text:p text:style-name="P70"/>
      <text:p text:style-name="P67">- Configuração de hostname</text:p>
      <text:p text:style-name="P70"/>
      <text:p text:style-name="P70">Ex:</text:p>
      <text:p text:style-name="P70"># docker run -ti <text:span text:style-name="T17">--hostname catota</text:span> debian</text:p>
      <text:p text:style-name="P41"/>
      <text:p text:style-name="P41"/>
      <text:p text:style-name="P41"/>
      <text:p text:style-name="P24">- COMUNICAÇÃO ENTRE CONTAINERS UTILIZANDO DNS</text:p>
      <text:p text:style-name="P41"/>
      <text:p text:style-name="P41">-Crie o Container1:</text:p>
      <text:p text:style-name="P24">$ docker run -ti --name container1 ubuntu /bin/bash</text:p>
      <text:p text:style-name="P41"/>
      <text:p text:style-name="P41">-Instale o comando ping:</text:p>
      <text:p text:style-name="P24"># apt-get update &amp;&amp; apt-get install -y iputils-ping &amp;&amp; apt-get clean</text:p>
      <text:p text:style-name="P41"><text:soft-page-break/>saia do container com "<text:span text:style-name="T17">Ctrl</text:span><text:span text:style-name="T19">+</text:span><text:span text:style-name="T17">P</text:span><text:span text:style-name="T19">+</text:span><text:span text:style-name="T17">Q</text:span>"</text:p>
      <text:p text:style-name="P41"/>
      <text:p text:style-name="P41">-Crie o Container2:</text:p>
      <text:p text:style-name="P24">$ docker run -ti --name container2 ubuntu /bin/bash</text:p>
      <text:p text:style-name="P41"/>
      <text:p text:style-name="P41">-Instale o comando ping:</text:p>
      <text:p text:style-name="P24"># apt-get update &amp;&amp; apt-get install -y iputils-ping &amp;&amp; apt-get clean</text:p>
      <text:p text:style-name="P41">saia do container com <text:span text:style-name="T17">"Ctrl</text:span><text:span text:style-name="T19">+</text:span><text:span text:style-name="T17">P</text:span><text:span text:style-name="T19">+</text:span><text:span text:style-name="T17">Q"</text:span></text:p>
      <text:p text:style-name="P41"/>
      <text:p text:style-name="P41"/>
      <text:p text:style-name="P41">-Verifique se os containers foram criados e estão sendo executados:</text:p>
      <text:p text:style-name="P24">$ docker ps</text:p>
      <text:p text:style-name="P41"/>
      <text:p text:style-name="P41"/>
      <text:p text:style-name="P41">-Crie a rede:</text:p>
      <text:p text:style-name="P24">$ docker network create rede</text:p>
      <text:p text:style-name="P41"/>
      <text:p text:style-name="P41">-Verifique se a rede foi criada:</text:p>
      <text:p text:style-name="P24">$ docker network ls</text:p>
      <text:p text:style-name="P41"/>
      <text:p text:style-name="P41">- Caso queira apagar as redes que não estão sendo utilizadas:</text:p>
      <text:p text:style-name="P24">$ docker network pune</text:p>
      <text:p text:style-name="P41"/>
      <text:p text:style-name="P41"/>
      <text:p text:style-name="P41">- Conecte o container1 na rede:</text:p>
      <text:p text:style-name="P24">$ docker network connect rede container1</text:p>
      <text:p text:style-name="P41"/>
      <text:p text:style-name="P41">- Conecte o container2 na rede:</text:p>
      <text:p text:style-name="P24">$ docker network connect rede container2</text:p>
      <text:p text:style-name="P41"/>
      <text:p text:style-name="P41"/>
      <text:p text:style-name="P41">- Verifique se os containers foram conectados a rede:</text:p>
      <text:p text:style-name="P24">$ docker network inspect rede</text:p>
      <text:p text:style-name="P41"/>
      <text:p text:style-name="P41">ou</text:p>
      <text:p text:style-name="P41"/>
      <text:p text:style-name="P24">$ docker network inspect rede | grep Name</text:p>
      <text:p text:style-name="P41"/>
      <text:p text:style-name="P41"/>
      <text:p text:style-name="P41">- Entre dentro do container1:</text:p>
      <text:p text:style-name="P24">$ docker container attach container1</text:p>
      <text:p text:style-name="P41"/>
      <text:p text:style-name="P41">- Execute um ping para o container2</text:p>
      <text:p text:style-name="P24"># ping container2</text:p>
      <text:p text:style-name="P41">Para sair, <text:span text:style-name="T17">Ctrl+c</text:span></text:p>
      <text:p text:style-name="P41">Saia do container1 <text:span text:style-name="T17">Ctrl</text:span><text:span text:style-name="T20">+</text:span><text:span text:style-name="T17">P</text:span><text:span text:style-name="T20">+</text:span><text:span text:style-name="T17">Q</text:span></text:p>
      <text:p text:style-name="P41"/>
      <text:p text:style-name="P41"/>
      <text:p text:style-name="P41">- Entre dentro do containe<text:span text:style-name="T49">r</text:span>2:</text:p>
      <text:p text:style-name="P24">$ docker container attach container2</text:p>
      <text:p text:style-name="P41"/>
      <text:p text:style-name="P41">- Execute um ping para o container1</text:p>
      <text:p text:style-name="P24"><text:soft-page-break/># ping container1</text:p>
      <text:p text:style-name="P41">Para sair, <text:span text:style-name="T17">Ctrl+c</text:span></text:p>
      <text:p text:style-name="P41">Saia do container2 <text:span text:style-name="T17">Ctrl</text:span><text:span text:style-name="T21">+</text:span><text:span text:style-name="T17">P</text:span><text:span text:style-name="T21">+</text:span><text:span text:style-name="T17">Q</text:span></text:p>
      <text:p text:style-name="P41"/>
      <text:p text:style-name="P41"/>
      <text:p text:style-name="P41">-Caso queira desativar os containers 1 e 2:</text:p>
      <text:p text:style-name="P24">$ docker container stop container1</text:p>
      <text:p text:style-name="P24">$ docker container stop container2</text:p>
      <text:p text:style-name="P41"/>
      <text:p text:style-name="P41"/>
      <text:p text:style-name="P41">-Caso queira ativar os containers 1 e 2:</text:p>
      <text:p text:style-name="P24">$ docker container start container1</text:p>
      <text:p text:style-name="P24">$ docker container start container2</text:p>
      <text:p text:style-name="P24"><text:span text:style-name="T26"/></text:p>
      <text:p text:style-name="P62"><text:span text:style-name="T26">O mesmo exemplo pode ser executado através do </text:span>Dockerfile<text:span text:style-name="T26"> juntamente com o </text:span><text:span text:style-name="T50">D</text:span>ocker-compose<text:span text:style-name="T26">:</text:span></text:p>
      <text:p text:style-name="P62"><text:span text:style-name="T26"/></text:p>
      <text:p text:style-name="P65"><text:span text:style-name="T26">Antes de criar os arquivos dockerfile e docker-compose.yml, crie uma pasta com o nome </text:span>“two-ubuntu”<text:span text:style-name="T26">, dentro da pasta, crie outra pasta com o nome </text:span>“pasta”<text:span text:style-name="T26">.</text:span></text:p>
      <text:p text:style-name="P62"><text:span text:style-name="T26"/></text:p>
      <text:p text:style-name="P66"><text:span text:style-name="T26">A pasta “pasta”é um volume lincado com a pasta /home dos dois containers ubuntu criados.</text:span></text:p>
      <text:p text:style-name="P62"><text:span text:style-name="T26"/></text:p>
      <text:p text:style-name="P63">Dockerfile</text:p>
      <table:table table:name="Tabela15" table:style-name="Tabela15">
        <table:table-column table:style-name="Tabela15.A"/>
        <table:table-row table:style-name="TableLine93845334517968">
          <table:table-cell table:style-name="Tabela15.A1" office:value-type="string">
            <text:p text:style-name="P50">FROM ubuntu:14.04</text:p>
            <text:p text:style-name="P50">RUN apt-get update &amp;&amp; apt-get install -y iputils-ping &amp;&amp; apt-get clean</text:p>
          </table:table-cell>
        </table:table-row>
      </table:table>
      <text:p text:style-name="P63"><text:span text:style-name="T26"/></text:p>
      <text:p text:style-name="P63">docker-compose.yml</text:p>
      <table:table table:name="Tabela16" table:style-name="Tabela16">
        <table:table-column table:style-name="Tabela16.A"/>
        <table:table-row table:style-name="TableLine93845318866256">
          <table:table-cell table:style-name="Tabela16.A1" office:value-type="string">
            <text:p text:style-name="P50">version: "3.7"</text:p>
            <text:p text:style-name="P50"/>
            <text:p text:style-name="P50">services: <text:s text:c="2"/></text:p>
            <text:p text:style-name="P50"/>
            <text:p text:style-name="P50"><text:s text:c="3"/>container1:</text:p>
            <text:p text:style-name="P50"><text:s text:c="8"/>build: .</text:p>
            <text:p text:style-name="P50"><text:s text:c="8"/>image: teste-ubuntu:14.04 </text:p>
            <text:p text:style-name="P50"><text:s text:c="8"/>container_name: container1</text:p>
            <text:p text:style-name="P50"><text:s text:c="8"/>image: teste-ubuntu:14.04</text:p>
            <text:p text:style-name="P50"><text:s text:c="8"/>networks: </text:p>
            <text:p text:style-name="P50"><text:s text:c="11"/>ubuntu_rede:</text:p>
            <text:p text:style-name="P50"><text:s text:c="13"/>aliases: </text:p>
            <text:p text:style-name="P50"><text:s text:c="15"/>- rede</text:p>
            <text:p text:style-name="P50"><text:s text:c="8"/>volumes:</text:p>
            <text:p text:style-name="P50"><text:s text:c="15"/>- ./pasta:/home/</text:p>
            <text:p text:style-name="P50"><text:s text:c="8"/>entrypoint: /bin/sh</text:p>
            <text:p text:style-name="P50"><text:s text:c="8"/>stdin_open: true</text:p>
            <text:p text:style-name="P50"><text:s text:c="8"/>tty: true</text:p>
            <text:p text:style-name="P50"/>
            <text:p text:style-name="P50"><text:s text:c="3"/>container2:</text:p>
            <text:p text:style-name="P50"><text:s text:c="8"/>container_name: container2</text:p>
            <text:p text:style-name="P50"><text:s text:c="8"/>image: teste-ubuntu:14.04</text:p>
            <text:p text:style-name="P50"><text:s text:c="8"/>networks: </text:p>
            <text:p text:style-name="P50"><text:s text:c="11"/>ubuntu_rede:</text:p>
            <text:p text:style-name="P50"><text:s text:c="13"/>aliases: </text:p>
            <text:p text:style-name="P50"><text:s text:c="15"/>- rede</text:p>
            <text:p text:style-name="P50"><text:s text:c="8"/>volumes:</text:p>
            <text:p text:style-name="P50"><text:s text:c="15"/>- ./pasta:/home/</text:p>
            <text:p text:style-name="P50"><text:s text:c="8"/>entrypoint: /bin/sh</text:p>
            <text:p text:style-name="P50"><text:s text:c="8"/>stdin_open: true</text:p>
            <text:p text:style-name="P50"><text:s text:c="8"/>tty: true</text:p>
            <text:p text:style-name="P50"/>
            <text:p text:style-name="P50"><text:soft-page-break/>networks:</text:p>
            <text:p text:style-name="P50"><text:s text:c="3"/>ubuntu_rede:</text:p>
            <text:p text:style-name="P50"><text:s text:c="6"/>name: rede</text:p>
            <text:p text:style-name="P50"><text:s text:c="6"/>driver: bridge</text:p>
            <text:p text:style-name="P50"><text:s text:c="6"/>ipam:</text:p>
            <text:p text:style-name="P50"><text:s text:c="9"/>driver: default</text:p>
          </table:table-cell>
        </table:table-row>
      </table:table>
      <text:p text:style-name="P63"><text:span text:style-name="T26"/></text:p>
      <text:p text:style-name="P64"><text:span text:style-name="T26">Para executar:</text:span></text:p>
      <text:p text:style-name="P64"><text:span text:style-name="T26"/></text:p>
      <text:p text:style-name="P64"><text:span text:style-name="T26">- Processar o arquivo de composição e verificar a sintaxe:</text:span></text:p>
      <text:p text:style-name="P64">$ docker-compose build</text:p>
      <text:p text:style-name="P64"><text:span text:style-name="T26"/></text:p>
      <text:p text:style-name="P64"><text:span text:style-name="T26">- Processar o arquivo de composição e iniciar a aplicação:</text:span></text:p>
      <text:p text:style-name="P64">$ docker-compose up -d</text:p>
      <text:p text:style-name="P64"><text:span text:style-name="T26"/></text:p>
      <text:p text:style-name="P69">- Para remover os containers, redes e volumes descritos no arquivo de composição:</text:p>
      <text:p text:style-name="P64">$ docker-compose down -v</text:p>
      <text:p text:style-name="P64"><text:span text:style-name="T26"/></text:p>
      <text:p text:style-name="P64"><text:span text:style-name="T26">- Para mostrar os containers criados:</text:span></text:p>
      <text:p text:style-name="P64">$ docker-compose p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7:07:48.811517732</meta:creation-date>
    <meta:generator>LibreOffice/7.1.6.2$Linux_X86_64 LibreOffice_project/10$Build-2</meta:generator>
    <dc:date>2021-10-16T15:29:36.580347663</dc:date>
    <meta:editing-duration>PT2H57M36S</meta:editing-duration>
    <meta:editing-cycles>84</meta:editing-cycles>
    <meta:document-statistic meta:table-count="16" meta:image-count="0" meta:object-count="0" meta:page-count="9" meta:paragraph-count="333" meta:word-count="1634" meta:character-count="13644" meta:non-whitespace-character-count="10742"/>
  </office:meta>
</office:document-meta>
</file>